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274390" officeooo:paragraph-rsid="003de0a3"/>
    </style:style>
    <style:style style:name="P2" style:family="paragraph" style:parent-style-name="Standard">
      <style:text-properties style:text-line-through-style="solid" style:text-line-through-type="single" fo:font-weight="normal" style:font-weight-asian="normal" style:font-weight-complex="normal"/>
    </style:style>
    <style:style style:name="P3" style:family="paragraph" style:parent-style-name="Standard">
      <style:text-properties style:text-line-through-style="none" style:text-line-through-type="none" fo:font-weight="normal" officeooo:rsid="00274390" officeooo:paragraph-rsid="00422ec9" style:font-weight-asian="normal" style:font-weight-complex="normal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style:text-line-through-style="solid" style:text-line-through-type="single" fo:font-weight="normal" style:font-weight-asian="normal" style:font-weight-complex="normal"/>
    </style:style>
    <style:style style:name="P7" style:family="paragraph" style:parent-style-name="Standard" style:list-style-name="L1">
      <style:text-properties style:text-line-through-style="solid" style:text-line-through-type="single" fo:font-weight="normal" officeooo:paragraph-rsid="00422ec9" style:font-weight-asian="normal" style:font-weight-complex="normal"/>
    </style:style>
    <style:style style:name="P8" style:family="paragraph" style:parent-style-name="Standard" style:list-style-name="L2">
      <style:text-properties style:text-line-through-style="solid" style:text-line-through-type="single" fo:font-weight="normal" officeooo:rsid="00274390" officeooo:paragraph-rsid="003de0a3" style:font-weight-asian="normal" style:font-weight-complex="normal"/>
    </style:style>
    <style:style style:name="P9" style:family="paragraph" style:parent-style-name="Standard" style:list-style-name="L2">
      <style:text-properties style:text-line-through-style="solid" style:text-line-through-type="single" fo:font-weight="normal" officeooo:rsid="00274390" officeooo:paragraph-rsid="00440428" style:font-weight-asian="normal" style:font-weight-complex="normal"/>
    </style:style>
    <style:style style:name="P10" style:family="paragraph" style:parent-style-name="Standard" style:list-style-name="L2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11" style:family="paragraph" style:parent-style-name="Standard" style:list-style-name="L1">
      <style:text-properties style:text-line-through-style="solid" style:text-line-through-type="single" fo:font-weight="normal" officeooo:rsid="00274390" officeooo:paragraph-rsid="0048e2f4" style:font-weight-asian="normal" style:font-weight-complex="normal"/>
    </style:style>
    <style:style style:name="P12" style:family="paragraph" style:parent-style-name="Standard" style:list-style-name="L1">
      <style:text-properties style:text-line-through-style="solid" style:text-line-through-type="single" fo:font-weight="normal" officeooo:rsid="00274390" officeooo:paragraph-rsid="002b201d" style:font-weight-asian="normal" style:font-weight-complex="normal"/>
    </style:style>
    <style:style style:name="P13" style:family="paragraph" style:parent-style-name="Standard" style:list-style-name="L1">
      <style:text-properties style:text-line-through-style="solid" style:text-line-through-type="single" fo:font-weight="normal" officeooo:rsid="00274390" officeooo:paragraph-rsid="002dd3ef" style:font-weight-asian="normal" style:font-weight-complex="normal"/>
    </style:style>
    <style:style style:name="P14" style:family="paragraph" style:parent-style-name="Standard" style:list-style-name="L1">
      <style:text-properties style:text-line-through-style="solid" style:text-line-through-type="single" fo:font-weight="normal" officeooo:rsid="00274390" officeooo:paragraph-rsid="002f76d7" style:font-weight-asian="normal" style:font-weight-complex="normal"/>
    </style:style>
    <style:style style:name="P15" style:family="paragraph" style:parent-style-name="Standard">
      <style:text-properties style:text-line-through-style="solid" style:text-line-through-type="single" fo:font-weight="normal" officeooo:rsid="00274390" officeooo:paragraph-rsid="00422ec9" style:font-weight-asian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font-weight="normal" officeooo:rsid="00121f1a" officeooo:paragraph-rsid="002f76d7" style:font-weight-asian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font-weight="normal" officeooo:rsid="002ad704" officeooo:paragraph-rsid="00422ec9" style:font-weight-asian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font-weight="normal" officeooo:rsid="002dd3ef" officeooo:paragraph-rsid="00422ec9" style:font-weight-asian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font-weight="normal" officeooo:rsid="002dd3ef" officeooo:paragraph-rsid="00440428" style:font-weight-asian="normal" style:font-weight-complex="normal"/>
    </style:style>
    <style:style style:name="P20" style:family="paragraph" style:parent-style-name="Standard" style:list-style-name="L1">
      <style:text-properties style:text-line-through-style="solid" style:text-line-through-type="single" fo:font-weight="bold" style:font-weight-asian="bold" style:font-weight-complex="bold"/>
    </style:style>
    <style:style style:name="P21" style:family="paragraph" style:parent-style-name="Standard" style:list-style-name="L2">
      <style:text-properties style:text-line-through-style="solid" style:text-line-through-type="single" officeooo:rsid="00274390" officeooo:paragraph-rsid="003de0a3"/>
    </style:style>
    <style:style style:name="P22" style:family="paragraph" style:parent-style-name="Standard" style:list-style-name="L2">
      <style:text-properties style:text-line-through-style="solid" style:text-line-through-type="single" officeooo:rsid="00274390" officeooo:paragraph-rsid="00422ec9"/>
    </style:style>
    <style:style style:name="P23" style:family="paragraph" style:parent-style-name="Standard" style:list-style-name="L2">
      <style:text-properties style:text-line-through-style="solid" style:text-line-through-type="single" officeooo:rsid="00141053" officeooo:paragraph-rsid="003de0a3"/>
    </style:style>
    <style:style style:name="P24" style:family="paragraph" style:parent-style-name="Standard" style:list-style-name="L2">
      <style:text-properties style:text-line-through-style="solid" style:text-line-through-type="single" officeooo:paragraph-rsid="00422ec9"/>
    </style:style>
    <style:style style:name="P25" style:family="paragraph" style:parent-style-name="Standard" style:list-style-name="L3">
      <style:text-properties style:text-line-through-style="solid" style:text-line-through-type="single" officeooo:paragraph-rsid="004ecc5c"/>
    </style:style>
    <style:style style:name="P26" style:family="paragraph" style:parent-style-name="Standard" style:list-style-name="L1">
      <style:text-properties fo:font-weight="normal" style:font-weight-asian="normal" style:font-weight-complex="normal"/>
    </style:style>
    <style:style style:name="P27" style:family="paragraph" style:parent-style-name="Standard" style:list-style-name="L1">
      <style:text-properties fo:font-weight="normal" officeooo:paragraph-rsid="0048e2f4" style:font-weight-asian="normal" style:font-weight-complex="normal"/>
    </style:style>
    <style:style style:name="P28" style:family="paragraph" style:parent-style-name="Standard" style:list-style-name="L3">
      <style:text-properties fo:font-weight="normal" officeooo:paragraph-rsid="0045556d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4bc25d" officeooo:paragraph-rsid="004ecc5c" style:font-weight-asian="normal" style:font-weight-complex="normal"/>
    </style:style>
    <style:style style:name="P30" style:family="paragraph" style:parent-style-name="Standard" style:list-style-name="L2">
      <style:text-properties officeooo:paragraph-rsid="00422ec9"/>
    </style:style>
    <style:style style:name="P31" style:family="paragraph" style:parent-style-name="Standard" style:list-style-name="L2">
      <style:text-properties officeooo:rsid="0023dd4c" officeooo:paragraph-rsid="003de0a3"/>
    </style:style>
    <style:style style:name="P32" style:family="paragraph" style:parent-style-name="Standard" style:list-style-name="L2">
      <style:text-properties style:text-line-through-style="none" style:text-line-through-type="none" fo:font-weight="bold" officeooo:rsid="00422ec9" officeooo:paragraph-rsid="00422ec9" style:font-weight-asian="bold" style:font-weight-complex="bold"/>
    </style:style>
    <style:style style:name="P33" style:family="paragraph" style:parent-style-name="Standard" style:list-style-name="L2">
      <style:text-properties style:text-line-through-style="none" style:text-line-through-type="none" fo:font-weight="normal" officeooo:rsid="004bc25d" officeooo:paragraph-rsid="0053e7a1" style:font-weight-asian="normal" style:font-weight-complex="normal"/>
    </style:style>
    <style:style style:name="P34" style:family="paragraph" style:parent-style-name="Standard" style:list-style-name="L2">
      <style:text-properties style:text-line-through-style="none" style:text-line-through-type="none" fo:font-weight="normal" officeooo:rsid="00506456" officeooo:paragraph-rsid="0053e7a1" style:font-weight-asian="normal" style:font-weight-complex="normal"/>
    </style:style>
    <style:style style:name="P35" style:family="paragraph" style:parent-style-name="Standard" style:list-style-name="L2">
      <style:text-properties style:text-line-through-style="none" style:text-line-through-type="none" fo:font-weight="normal" officeooo:rsid="00520e67" officeooo:paragraph-rsid="00520e67" style:font-weight-asian="normal" style:font-weight-complex="normal"/>
    </style:style>
    <style:style style:name="P36" style:family="paragraph" style:parent-style-name="Standard" style:list-style-name="L1">
      <style:text-properties style:text-line-through-style="none" style:text-line-through-type="none" fo:font-weight="normal" officeooo:rsid="00274390" officeooo:paragraph-rsid="0048e2f4" style:font-weight-asian="normal" style:font-weight-complex="normal"/>
    </style:style>
    <style:style style:name="P37" style:family="paragraph" style:parent-style-name="Standard" style:list-style-name="L3">
      <style:text-properties style:text-line-through-style="none" style:text-line-through-type="none" fo:font-weight="normal" officeooo:rsid="0045556d" officeooo:paragraph-rsid="0045556d" style:font-weight-asian="normal" style:font-weight-complex="normal"/>
    </style:style>
    <style:style style:name="P38" style:family="paragraph" style:parent-style-name="Standard" style:list-style-name="L3">
      <style:text-properties style:text-line-through-style="none" style:text-line-through-type="none" fo:font-weight="normal" officeooo:rsid="0045556d" officeooo:paragraph-rsid="004ecc5c" style:font-weight-asian="normal" style:font-weight-complex="normal"/>
    </style:style>
    <style:style style:name="P39" style:family="paragraph" style:parent-style-name="Standard" style:list-style-name="L1">
      <style:text-properties officeooo:rsid="00121f1a" officeooo:paragraph-rsid="00422ec9"/>
    </style:style>
    <style:style style:name="P40" style:family="paragraph" style:parent-style-name="Standard" style:list-style-name="L3">
      <style:text-properties officeooo:rsid="00121f1a" officeooo:paragraph-rsid="004da260"/>
    </style:style>
    <style:style style:name="P41" style:family="paragraph" style:parent-style-name="Standard" style:list-style-name="L2">
      <style:text-properties fo:color="#b2b2b2" style:text-line-through-style="solid" style:text-line-through-type="single" fo:font-weight="normal" officeooo:rsid="00121f1a" officeooo:paragraph-rsid="004073dc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b2b2b2" fo:font-weight="normal" officeooo:paragraph-rsid="004073dc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b2b2b2" style:text-line-through-style="none" style:text-line-through-type="none" fo:font-weight="normal" officeooo:rsid="00274390" officeooo:paragraph-rsid="0030b791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b2b2b2" style:text-line-through-style="none" style:text-line-through-type="none" fo:font-weight="normal" officeooo:paragraph-rsid="004073dc" fo:background-color="transparent" style:font-weight-asian="normal" style:font-weight-complex="normal"/>
    </style:style>
    <style:style style:name="P45" style:family="paragraph" style:parent-style-name="Standard" style:list-style-name="L3">
      <style:text-properties officeooo:paragraph-rsid="004da260"/>
    </style:style>
    <style:style style:name="T1" style:family="text">
      <style:text-properties officeooo:rsid="00121f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1053"/>
    </style:style>
    <style:style style:name="T4" style:family="text">
      <style:text-properties officeooo:rsid="00188f48"/>
    </style:style>
    <style:style style:name="T5" style:family="text">
      <style:text-properties officeooo:rsid="001618eb"/>
    </style:style>
    <style:style style:name="T6" style:family="text">
      <style:text-properties officeooo:rsid="0016f702"/>
    </style:style>
    <style:style style:name="T7" style:family="text">
      <style:text-properties officeooo:rsid="001a7e64"/>
    </style:style>
    <style:style style:name="T8" style:family="text">
      <style:text-properties officeooo:rsid="001bad23"/>
    </style:style>
    <style:style style:name="T9" style:family="text">
      <style:text-properties officeooo:rsid="00274390"/>
    </style:style>
    <style:style style:name="T10" style:family="text">
      <style:text-properties officeooo:rsid="00284e78"/>
    </style:style>
    <style:style style:name="T11" style:family="text">
      <style:text-properties officeooo:rsid="0028be79"/>
    </style:style>
    <style:style style:name="T12" style:family="text">
      <style:text-properties officeooo:rsid="002ad70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5556d" style:font-weight-asian="normal" style:font-weight-complex="normal"/>
    </style:style>
    <style:style style:name="T16" style:family="text">
      <style:text-properties fo:font-weight="normal" officeooo:rsid="0053ac80" style:font-weight-asian="normal" style:font-weight-complex="normal"/>
    </style:style>
    <style:style style:name="T17" style:family="text">
      <style:text-properties fo:font-weight="normal" officeooo:rsid="004a5973" style:font-weight-asian="normal" style:font-weight-complex="normal"/>
    </style:style>
    <style:style style:name="T18" style:family="text">
      <style:text-properties fo:font-weight="normal" officeooo:rsid="004ecc5c" style:font-weight-asian="normal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officeooo:rsid="002beff4"/>
    </style:style>
    <style:style style:name="T21" style:family="text">
      <style:text-properties officeooo:rsid="00314ec0"/>
    </style:style>
    <style:style style:name="T22" style:family="text">
      <style:text-properties officeooo:rsid="0035ad72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officeooo:rsid="003d379c"/>
    </style:style>
    <style:style style:name="T25" style:family="text">
      <style:text-properties style:text-line-through-style="solid" style:text-line-through-type="single" fo:font-weight="normal" style:font-weight-asian="normal" style:font-weight-complex="normal"/>
    </style:style>
    <style:style style:name="T26" style:family="text">
      <style:text-properties style:text-line-through-style="solid" style:text-line-through-type="single" fo:font-weight="normal" officeooo:rsid="002b201d" style:font-weight-asian="normal" style:font-weight-complex="normal"/>
    </style:style>
    <style:style style:name="T27" style:family="text">
      <style:text-properties style:text-line-through-style="solid" style:text-line-through-type="single" fo:font-weight="normal" officeooo:rsid="00422ec9" style:font-weight-asian="normal" style:font-weight-complex="normal"/>
    </style:style>
    <style:style style:name="T28" style:family="text">
      <style:text-properties style:text-line-through-style="solid" style:text-line-through-type="single" fo:font-size="11pt" fo:font-weight="normal" style:font-size-asian="11pt" style:font-weight-asian="normal" style:font-size-complex="11pt" style:font-weight-complex="normal"/>
    </style:style>
    <style:style style:name="T29" style:family="text">
      <style:text-properties officeooo:rsid="00422ec9"/>
    </style:style>
    <style:style style:name="T30" style:family="text">
      <style:text-properties officeooo:rsid="00466740"/>
    </style:style>
    <style:style style:name="T31" style:family="text">
      <style:text-properties officeooo:rsid="0046bab0"/>
    </style:style>
    <style:style style:name="T32" style:family="text">
      <style:text-properties officeooo:rsid="00483581"/>
    </style:style>
    <style:style style:name="T33" style:family="text">
      <style:text-properties style:text-line-through-style="none" style:text-line-through-type="none"/>
    </style:style>
    <style:style style:name="T34" style:family="text">
      <style:text-properties style:text-line-through-style="none" style:text-line-through-type="none" officeooo:rsid="0045556d"/>
    </style:style>
    <style:style style:name="T35" style:family="text">
      <style:text-properties style:text-line-through-style="none" style:text-line-through-type="none" officeooo:rsid="004a5973"/>
    </style:style>
    <style:style style:name="T36" style:family="text">
      <style:text-properties style:text-line-through-style="none" style:text-line-through-type="none" fo:font-weight="normal" officeooo:rsid="0045556d" style:font-weight-asian="normal" style:font-weight-complex="normal"/>
    </style:style>
    <style:style style:name="T37" style:family="text">
      <style:text-properties style:text-line-through-style="none" style:text-line-through-type="none" fo:font-weight="normal" officeooo:rsid="004a5973" style:font-weight-asian="normal" style:font-weight-complex="normal"/>
    </style:style>
    <style:style style:name="T38" style:family="text">
      <style:text-properties style:text-line-through-style="none" style:text-line-through-type="none" fo:font-weight="normal" officeooo:rsid="004ecc5c" style:font-weight-asian="normal" style:font-weight-complex="normal"/>
    </style:style>
    <style:style style:name="T39" style:family="text">
      <style:text-properties style:text-line-through-style="none" style:text-line-through-type="none" fo:font-weight="normal" officeooo:rsid="0053ac80" style:font-weight-asian="normal" style:font-weight-complex="normal"/>
    </style:style>
    <style:style style:name="T40" style:family="text">
      <style:text-properties style:text-line-through-style="none" style:text-line-through-type="none" officeooo:rsid="004ecc5c"/>
    </style:style>
    <style:style style:name="T41" style:family="text">
      <style:text-properties officeooo:rsid="0055a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Доработки Единого планировщика</text:p>
      <text:p text:style-name="Standard"/>
      <text:list xml:id="list1477510739" text:style-name="L1">
        <text:list-item>
          <text:p text:style-name="P6">Даты начала и окончания событий</text:p>
          <text:list>
            <text:list-item>
              <text:p text:style-name="P6"><text:span text:style-name="T1">Добавить в проект:</text:span> дата начала и окончания. </text:p>
            </text:list-item>
            <text:list-item>
              <text:p text:style-name="P6"><text:span text:style-name="T1">О</text:span>тобра<text:span text:style-name="T1">зить </text:span>в списке событий, а также при просмотре конкретного события.</text:p>
            </text:list-item>
          </text:list>
          <text:p text:style-name="P26"/>
        </text:list-item>
        <text:list-item>
          <text:p text:style-name="P6">Сортировка событий в рамках дня по дате начала <text:span text:style-name="T3">(по start &amp; name)</text:span></text:p>
          <text:list>
            <text:list-item>
              <text:p text:style-name="P6">На вкладке со всеми событиями в течение дня события должны быть отсортированы по дате начала (от ранних к поздним).</text:p>
            </text:list-item>
          </text:list>
          <text:p text:style-name="P20"/>
        </text:list-item>
        <text:list-item>
          <text:p text:style-name="P6">Календарь событий (поиск по календарю событий)</text:p>
          <text:list>
            <text:list-item>
              <text:p text:style-name="P6">В планировщике должна быть возможность перейти в календарь для выбора интересующей даты (выбор даты переводит в интерфейс со всеми событиями дня).</text:p>
            </text:list-item>
            <text:list-item>
              <text:p text:style-name="P6">Отображение в календаре событий с маркировкой цветами (если есть задачи по событию, то одного цвета, если нет, то другого)</text:p>
            </text:list-item>
            <text:list-item>
              <text:p text:style-name="P6">В интерфейсе выбора даты для просмотра событий должно быть отображено количество событий, которые освещаются (есть задачи по ним) и пока что не освещаются (задач нет). Рефернес (пример, как это можно отображать):</text:p>
            </text:list-item>
            <text:list-item>
              <text:p text:style-name="P6">Например, розовые - без задач, оранжевые - с задачами.</text:p>
            </text:list-item>
          </text:list>
        </text:list-item>
      </text:list>
      <text:p text:style-name="P2"/>
      <text:list xml:id="list184479398" text:style-name="L2">
        <text:list-item>
          <text:p text:style-name="P21">Проверять правильность интервала в Project и в TODO (взять из проекта salary) </text:p>
          <text:p text:style-name="P31"/>
        </text:list-item>
        <text:list-item>
          <text:p text:style-name="P21">Переименовать TODO в Задачи</text:p>
        </text:list-item>
      </text:list>
      <text:p text:style-name="P1"/>
      <text:list xml:id="list120420790155807" text:continue-numbering="true" text:style-name="L2">
        <text:list-item>
          <text:p text:style-name="P8">В CalendarController вставить <text:span text:style-name="T23">parse</text:span> и <text:span text:style-name="T23">IllegalArgumentException</text:span> для обработки даты</text:p>
          <text:p text:style-name="P8"/>
        </text:list-item>
        <text:list-item>
          <text:p text:style-name="P23">Возможность архивировать события</text:p>
          <text:list>
            <text:list-item>
              <text:p text:style-name="P8">Прошедшие события должны попадать в архив. ???? <text:span text:style-name="T3">Зачем?</text:span></text:p>
              <text:p text:style-name="P8"/>
            </text:list-item>
          </text:list>
        </text:list-item>
        <text:list-item>
          <text:p text:style-name="P22">Не удалять себя из продюссеров (серая кнопка без действий)</text:p>
          <text:list>
            <text:list-item>
              <text:p text:style-name="P32">Задать хотя бы одного исполнителя !!!</text:p>
            </text:list-item>
          </text:list>
        </text:list-item>
      </text:list>
      <text:list xml:id="list120421264845198" text:continue-list="list1477510739" text:style-name="L1">
        <text:list-header>
          <text:p text:style-name="P6"/>
        </text:list-header>
        <text:list-item>
          <text:p text:style-name="P11">Исполнитель и заказчик у задач (TODO) в событии</text:p>
          <text:list>
            <text:list-item>
              <text:p text:style-name="P12">У каждой задачи в TODO должен быть заказчик и исполнитель (из членов команды события) </text:p>
            </text:list-item>
            <text:list-item>
              <text:p text:style-name="P11">Возможность поиска задач по пользователю (в головное меню добавить Мои задачи) — часть TODOController.</text:p>
              <text:p text:style-name="P27"/>
            </text:list-item>
          </text:list>
        </text:list-item>
        <text:list-item>
          <text:p text:style-name="P13">Возможность общаться в рамках задачи в событии</text:p>
          <text:list>
            <text:list-item>
              <text:p text:style-name="P13">В TODO надо реализовать возможность писать комментарии к конкретным задачам</text:p>
            </text:list-item>
            <text:list-item>
              <text:p text:style-name="P14">Изменять сообщение может только создавший его пользователь</text:p>
              <text:p text:style-name="P16"/>
            </text:list-item>
          </text:list>
        </text:list-item>
        <text:list-item>
          <text:p text:style-name="P7"><text:span text:style-name="T1">Работа с Results (+URL). Только для </text:span><text:span text:style-name="T12">команды этого события</text:span><text:span text:style-name="T1"> события</text:span></text:p>
          <text:p text:style-name="P39"><text:soft-page-break/></text:p>
        </text:list-item>
        <text:list-item>
          <text:p text:style-name="P17">Отобразить Results в todos.html</text:p>
          <text:p text:style-name="P5"/>
        </text:list-item>
      </text:list>
      <text:list xml:id="list120419212471899" text:continue-list="list120420790155807" text:style-name="L2">
        <text:list-item>
          <text:p text:style-name="P41">Добавление Equipment в ToDo </text:p>
          <text:list>
            <text:list-item>
              <text:p text:style-name="P42"><text:span text:style-name="T10">возможность вызова </text:span><text:span text:style-name="T1">«Когда </text:span><text:span text:style-name="T22">и кем </text:span><text:span text:style-name="T1">используется?»</text:span></text:p>
            </text:list-item>
            <text:list-item>
              <text:p text:style-name="P41">Добавить поле <text:span text:style-name="T13">Ответственный (user_id)</text:span><text:span text:style-name="T19"> </text:span>в Equipment</text:p>
            </text:list-item>
            <text:list-item>
              <text:p text:style-name="P42"><text:span text:style-name="T9">Только для </text:span><text:span text:style-name="T29">исполнителей</text:span><text:span text:style-name="T9"> + сам с</text:span><text:span text:style-name="T11">е</text:span><text:span text:style-name="T9">бя обозначает как ответственого за оборудование в указанный промежуток времени</text:span></text:p>
            </text:list-item>
            <text:list-item>
              <text:p text:style-name="P43"><text:span text:style-name="T1">Проверить на пересечение интервалы использования </text:span><text:span text:style-name="T8">(взять из </text:span><text:span text:style-name="T21">проекта </text:span><text:span text:style-name="T8">salary)</text:span></text:p>
            </text:list-item>
          </text:list>
        </text:list-item>
        <text:list-item>
          <text:p text:style-name="P44"><text:span text:style-name="T29">В</text:span><text:span text:style-name="T9"> Equipment реализовать </text:span><text:span text:style-name="T12">кнопку и форму </text:span><text:span text:style-name="T9">«Когда </text:span><text:span text:style-name="T22">и кем </text:span><text:span text:style-name="T9">используется?» </text:span></text:p>
        </text:list-item>
        <text:list-item>
          <text:p text:style-name="P30"><text:span text:style-name="T25">Создание групп пользователей (ТВ редакция, Единая редакция и любые другие)</text:span> <text:span text:style-name="T25">У каждого пользователя должна быть </text:span><text:span text:style-name="T28">одна или несколько групп</text:span><text:span text:style-name="T25"> для возможности поиска задач по группам </text:span><text:span text:style-name="T26">(по образцу Roles</text:span><text:span text:style-name="T27">Controller</text:span><text:span text:style-name="T26">)</text:span><text:span text:style-name="T25">. </text:span></text:p>
          <text:list>
            <text:list-item>
              <text:p text:style-name="P18">Выдать в списке групп членов группы</text:p>
            </text:list-item>
            <text:list-item>
              <text:p text:style-name="P19">В списке пользо<text:span text:style-name="T24">в</text:span>ателей выдать гр<text:span text:style-name="T24">у</text:span>ппы, к которым <text:span text:style-name="T29">они </text:span>принадлежат</text:p>
            </text:list-item>
            <text:list-item>
              <text:p text:style-name="P9">Группы может создавать только админ. </text:p>
            </text:list-item>
          </text:list>
          <text:p text:style-name="P33"/>
        </text:list-item>
        <text:list-item>
          <text:p text:style-name="P34">Навести порядок с доступом (private &amp; public) <text:span text:style-name="T41">+ добаваит в Entity : equals() &amp; hashcode()</text:span></text:p>
          <text:p text:style-name="P34"/>
        </text:list-item>
        <text:list-item>
          <text:p text:style-name="P35">Проверка дат TodoEntity на вхождение в [ todo.project.start, todo.project.stop ]</text:p>
          <text:list>
            <text:list-header>
              <text:p text:style-name="P10"/>
            </text:list-header>
          </text:list>
        </text:list-item>
        <text:list-item>
          <text:p text:style-name="P24">Фильтрация событий по группе исполнителей (ТВ редакция, Единая редакция и т.д.)</text:p>
          <text:list>
            <text:list-item>
              <text:p text:style-name="P10">В интерфейсе календаря и событий дня должна быть возможность <text:span text:style-name="T2">посмотреть события, в которых есть задачи той или иной группы пользователей </text:span>(редакции).</text:p>
            </text:list-item>
          </text:list>
        </text:list-item>
      </text:list>
      <text:p text:style-name="P15"/>
      <text:list xml:id="list120419388891253" text:continue-list="list120421264845198" text:style-name="L1">
        <text:list-item>
          <text:p text:style-name="P36"><text:span text:style-name="T30">Добавить фильтрацию в МоиЗадачи </text:span><text:span text:style-name="T31">(</text:span><text:span text:style-name="T32">исполненные, по датам)</text:span></text:p>
        </text:list-item>
      </text:list>
      <text:p text:style-name="P3"/>
      <text:list xml:id="list3297205534" text:style-name="L3">
        <text:list-item>
          <text:p text:style-name="P25"><text:span text:style-name="T15">У события должен быть хотя бы один исполнитель </text:span><text:span text:style-name="T16">:</text:span><text:span text:style-name="T17"> </text:span><text:span text:style-name="T18">при создании/изменении события проверить наличие исполнителей и </text:span><text:span text:style-name="T17">перейти на указание его </text:span><text:span text:style-name="T18">участников</text:span><text:span text:style-name="T17"> </text:span></text:p>
          <text:p text:style-name="P37"/>
        </text:list-item>
        <text:list-item>
          <text:p text:style-name="P28"><text:span text:style-name="T34">У пользователя должно быть не менее одной группы :</text:span><text:span text:style-name="T35"> при создании/</text:span><text:span text:style-name="T40">изменении</text:span><text:span text:style-name="T35"> <text:s/>пользователя перейти </text:span><text:span text:style-name="T40">при отсутствии групп </text:span><text:span text:style-name="T35">на указание его групп </text:span></text:p>
          <text:p text:style-name="P28"/>
        </text:list-item>
        <text:list-item>
          <text:p text:style-name="P45">Уведомления пользователей</text:p>
          <text:list>
            <text:list-item>
              <text:p text:style-name="P45">В случае любых изменений в событии и его задачах, <text:span text:style-name="T20">члены команды события</text:span> должны <text:span text:style-name="T14">получать</text:span><text:span text:style-name="T2"> уведомления на корп. Почту</text:span>.</text:p>
            </text:list-item>
          </text:list>
          <text:p text:style-name="P40"><text:a xlink:type="simple" xlink:href="https://www.baeldung.com/spring-email" text:style-name="Internet_20_link" text:visited-style-name="Visited_20_Internet_20_Link">https://www.baeldung.com/spring-email</text:a></text:p>
          <text:p text:style-name="P40"/>
        </text:list-item>
        <text:list-item>
          <text:p text:style-name="P45"><text:span text:style-name="T5">MD-file </text:span><text:span text:style-name="T4">и описание программы</text:span></text:p>
          <text:list>
            <text:list-item>
              <text:p text:style-name="P45"><text:span text:style-name="T6">Database &amp; API, </text:span><text:span text:style-name="T7">используя</text:span><text:span text:style-name="T6"> OpenAPI</text:span></text:p>
            </text:list-item>
          </text:list>
          <text:p text:style-name="P38"/>
        </text:list-item>
        <text:list-item>
          <text:p text:style-name="P29"><text:span text:style-name="T34">Н</text:span><text:span text:style-name="T33">апоминальник о невыполненных просроченных (или около того) задачах ServiceController ( /schedule/notifying 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6-22T12:04:19.110263844</dc:date>
    <meta:editing-duration>PT16H55M19S</meta:editing-duration>
    <meta:editing-cycles>62</meta:editing-cycles>
    <meta:document-statistic meta:table-count="0" meta:image-count="0" meta:object-count="0" meta:page-count="2" meta:paragraph-count="66" meta:word-count="576" meta:character-count="3676" meta:non-whitespace-character-count="3203"/>
  </office:meta>
</office:document-meta>
</file>